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69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286cm" svg:height="5.691cm" svg:x="1.4cm" svg:y="4.469cm" presentation:class="title" presentation:user-transformed="true">
          <draw:text-box>
            <text:p><text:span text:style-name="T1">Java mācību materiāl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ēmas satu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ērķi</text:p>
              </text:list-item>
              <text:list-item>
                <text:p>Par kursiem</text:p>
              </text:list-item>
              <text:list-item>
                <text:p>Priekšnoteikumi</text:p>
              </text:list-item>
              <text:list-item>
                <text:p>Kursu rezultā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Mērķis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Kursa mērķis ir sniegt praktisku pieredzi un teorētiskas zināšanas Java OOP izstrādē:</text:p>
              </text:list-item>
            </text:list>
            <text:list text:style-name="L2">
              <text:list-item>
                <text:list>
                  <text:list-item>
                    <text:p>Ar Eclipse vidi un Java programmēšanas valodu</text:p>
                  </text:list-item>
                  <text:list-item>
                    <text:p>Ar SVN un Git versiju kontroli</text:p>
                  </text:list-item>
                  <text:list-item>
                    <text:p>Ar Java EE tīmekļa, datu pārvaldības un Android Dalvik lietotņu izstrādes tehnoloģijām</text:p>
                  </text:list-item>
                  <text:list-item>
                    <text:p>Iepazīstināt jaunos IT darbiniekus ar darbu komandā</text:p>
                  </text:list-item>
                  <text:list-item>
                    <text:p>Saprast komandā izstrādātas programmatūras projektu dzīves cikl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224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Par kursiem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Kursi notiek klātienē 4 nedēļas pa piecām pilnām darba dienām nedēļā</text:p>
              </text:list-item>
              <text:list-item>
                <text:p>Kursu apjoms ir 160 akadēmiskas stundas, no tām:</text:p>
              </text:list-item>
            </text:list>
            <text:list text:style-name="L2">
              <text:list-item>
                <text:list>
                  <text:list-item>
                    <text:p>Divas nedēļas tiek veltītas Java teorētiskām un praktiskām nodarbībām tehnoloģiju apgūšanai.</text:p>
                  </text:list-item>
                  <text:list-item>
                    <text:p>Kursā ietvaros notiek zināšanu pārbaudes</text:p>
                  </text:list-item>
                  <text:list-item>
                    <text:p>Kursā ietvaros jāizpilda praktiski uzdevumi, tajā skaitā pamatuzdevumi un papilduzdevumi</text:p>
                  </text:list-item>
                  <text:list-item>
                    <text:p>Divas pēdējās nedēļas studenti iesaistīti projektos, kuros strādā komandās, izstrādājot Java lietot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Priekšnoteikumi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3">Lai uzsāktu šos kursus, studentiem ir nepieciešamas:</text:span></text:p>
              </text:list-item>
            </text:list>
            <text:list text:style-name="L2">
              <text:list-item>
                <text:list>
                  <text:list-item>
                    <text:p><text:span text:style-name="T3">Labas angļu valodas zināšanas</text:span></text:p>
                  </text:list-item>
                  <text:list-item>
                    <text:p><text:span text:style-name="T3">Labas datora lietotāja iemaņas</text:span></text:p>
                  </text:list-item>
                  <text:list-item>
                    <text:p text:style-name="P4"><text:span text:style-name="T3">Vispārīgas zināšanas programmēšanā un praktiska programmēšanas pieredze kādā no programmēšanas valodām</text:span></text:p>
                  </text:list-item>
                </text:list>
              </text:list-item>
            </text:list>
            <text:list text:style-name="L3">
              <text:list-item>
                <text:p><text:span text:style-name="T3">Vēlamas zināšanas</text:span></text:p>
              </text:list-item>
            </text:list>
            <text:list text:style-name="L2">
              <text:list-item>
                <text:list>
                  <text:list-item>
                    <text:p><text:span text:style-name="T3">Objektorientētās programmēšanā koncepcijas</text:span></text:p>
                  </text:list-item>
                  <text:list-item>
                    <text:p><text:span text:style-name="T3">Kādas no objektorientētas programmēšanās valodas praktiskām zināšanām</text:span></text:p>
                  </text:list-item>
                  <text:list-item>
                    <text:p><text:span text:style-name="T3">Izpratne par datortīklu un datu bāzu pārvaldības sistēmu darbību</text:span></text:p>
                  </text:list-item>
                  <text:list-item>
                    <text:p><text:span text:style-name="T3">Linux darbstacijas zināšan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Kursu rezultāt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3">Kursu beigās sekmīgi studenti</text:span></text:p>
              </text:list-item>
            </text:list>
            <text:list text:style-name="L2">
              <text:list-item>
                <text:list>
                  <text:list-item>
                    <text:p><text:span text:style-name="T3">Spēj patstāvīgi izstrādāt jaunas vai papildināt esošas Java programmas, <text:s/>kompilēt un atkļūdot kodu, izpildīt vienībtestus</text:span></text:p>
                  </text:list-item>
                  <text:list-item>
                    <text:p><text:span text:style-name="T3">Saprot programmatūras izstrādē iesaistīto cilvēku lomas un to atbildību</text:span></text:p>
                  </text:list-item>
                  <text:list-item>
                    <text:p><text:span text:style-name="T3">Saprot programmatūras izstrādes projekta dzīves ciklu</text:span></text:p>
                  </text:list-item>
                  <text:list-item>
                    <text:p><text:span text:style-name="T3">Spēj sagatavot JUnit testus uzdevumiem un novērst kļūdas</text:span></text:p>
                  </text:list-item>
                  <text:list-item>
                    <text:p><text:span text:style-name="T3">Spēj strādāt ar Linux līdzīgo operētājsistēmu un Eclipse vidi</text:span></text:p>
                  </text:list-item>
                  <text:list-item>
                    <text:p><text:span text:style-name="T3">Spēj palīdzēt citiem kursa biedriem, kam rodas kādas problēmas</text:span></text:p>
                  </text:list-item>
                  <text:list-item>
                    <text:p><text:span text:style-name="T3">Bez lielām problēmām prot izmantot citas objektorientētas programmēšanas valo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rmais uzdevums — Linux darbstacijas sagatavošana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Šajos kursos studenti izmanto Linux darbstacijas, jo:</text:p>
                <text:list>
                  <text:list-item>
                    <text:p>Java izstrādes vide ir pilnībā atvērta (atvērts pirmkods, atvērti standarti), tāpēc lietot atvērtu operētājsistēmu tajā ir ērtāk</text:p>
                  </text:list-item>
                  <text:list-item>
                    <text:p>Pēdējos gados Unix-veidīgas (Linux, BSD, Mac OSX, iOS, Android) sistēmas IT industrijā gūst pārsvaru pār VMS-veidīgām (Windows) sistēmām, tāpēc šo sistēmu pārzināšana ir svarīgāka</text:p>
                  </text:list-item>
                </text:list>
              </text:list-item>
              <text:list-item>
                <text:p>Operētājsistēma studentam ir jāuzstāda pašam, jo tikai tā IT profesionālis var nodrošināties, ka viņa galvenais darba rīks dara tikai to, kas nepiecieš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skaitlis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5-05-18T17:09:12.110868426</dc:date>
    <meta:editing-duration>PT2H14M24S</meta:editing-duration>
    <meta:editing-cycles>30</meta:editing-cycles>
    <meta:generator>LibreOffice/4.4.3.2$Linux_X86_64 LibreOffice_project/40m0$Build-2</meta:generator>
    <dc:creator>Valdis Vītoliņš</dc:creator>
    <meta:document-statistic meta:object-count="48"/>
  </office:meta>
</office:document-meta>
</file>